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none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width="0.02cm" draw:marker-start="Arrow" draw:marker-start-width="0.2cm" draw:marker-end-width="0.33cm" draw:fill="none" draw:fill-color="#000000" draw:textarea-horizontal-align="center" draw:textarea-vertical-align="middle" fo:padding-top="0.135cm" fo:padding-bottom="0.135cm" fo:padding-left="0.26cm" fo:padding-right="0.26cm"/>
    </style:style>
    <style:style style:name="P1" style:family="paragraph">
      <style:text-properties fo:font-style="italic" style:font-style-asian="italic" style:font-style-complex="italic"/>
    </style:style>
    <style:style style:name="P2" style:family="paragraph">
      <style:text-properties fo:font-family="Corbel" style:font-pitch="variable" fo:font-size="13pt" fo:font-style="italic" style:font-size-asian="13pt" style:font-style-asian="italic" style:font-size-complex="13pt" style:font-style-complex="italic"/>
    </style:style>
    <style:style style:name="P3" style:family="paragraph">
      <style:paragraph-properties fo:text-align="center"/>
      <style:text-properties fo:font-family="Corbel" style:font-pitch="variable" fo:font-size="11pt" style:font-size-asian="11pt" style:font-size-complex="11pt"/>
    </style:style>
    <style:style style:name="P4" style:family="paragraph">
      <style:text-properties fo:font-family="Corbel" style:font-pitch="variable" fo:font-size="13pt" style:font-size-asian="13pt" style:font-size-complex="13pt"/>
    </style:style>
    <style:style style:name="P5" style:family="paragraph">
      <style:paragraph-properties fo:text-align="center"/>
      <style:text-properties fo:font-family="Corbel" style:font-pitch="variable"/>
    </style:style>
    <style:style style:name="P6" style:family="paragraph">
      <style:paragraph-properties fo:text-align="center"/>
      <style:text-properties fo:font-family="Corbel" style:font-pitch="variable" fo:font-size="12pt" style:font-size-asian="12pt" style:font-size-complex="12pt"/>
    </style:style>
    <style:style style:name="P7" style:family="paragraph">
      <style:paragraph-properties fo:text-align="center"/>
    </style:style>
    <style:style style:name="T1" style:family="text">
      <style:text-properties fo:font-family="Corbel" style:font-pitch="variable" fo:font-size="12pt" fo:font-style="italic" style:font-size-asian="12pt" style:font-style-asian="italic" style:font-size-complex="12pt" style:font-style-complex="italic"/>
    </style:style>
    <style:style style:name="T2" style:family="text">
      <style:text-properties fo:font-family="Corbel" style:font-pitch="variable" fo:font-size="12pt" style:font-size-asian="12pt" style:font-size-complex="12pt"/>
    </style:style>
    <style:style style:name="T3" style:family="text">
      <style:text-properties fo:font-family="Corbel" style:font-pitch="variable"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.738cm" svg:height="0.767cm" svg:x="9.1cm" svg:y="2.11cm">
          <draw:text-box>
            <text:p text:style-name="P1"><text:span text:style-name="T1">leaf set</text:span></text:p>
          </draw:text-box>
        </draw:frame>
        <draw:frame draw:style-name="gr1" draw:text-style-name="P2" draw:layer="layout" svg:width="3.431cm" svg:height="0.767cm" svg:x="9.149cm" svg:y="3.61cm">
          <draw:text-box>
            <text:p text:style-name="P1"><text:span text:style-name="T1">neighborhood set</text:span></text:p>
          </draw:text-box>
        </draw:frame>
        <draw:custom-shape draw:style-name="gr2" draw:text-style-name="P3" draw:layer="layout" svg:width="1.5cm" svg:height="0.5cm" svg:x="9.4cm" svg:y="2.81cm">
          <text:p text:style-name="P3">10312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0.5cm" svg:x="10.9cm" svg:y="2.81cm">
          <text:p text:style-name="P3">10321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0.5cm" svg:x="12.4cm" svg:y="2.81cm">
          <text:p text:style-name="P3">10330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0.5cm" svg:x="13.9cm" svg:y="2.81cm">
          <text:p text:style-name="P3">10333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0.5cm" svg:x="9.4cm" svg:y="4.81cm">
          <text:p text:style-name="P3">…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0.5cm" svg:x="10.9cm" svg:y="4.81cm">
          <text:p text:style-name="P3">…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0.5cm" svg:x="12.4cm" svg:y="4.81cm">
          <text:p text:style-name="P3">33021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0.5cm" svg:x="13.9cm" svg:y="4.81cm">
          <text:p text:style-name="P3">…</text:p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5.924cm" svg:height="0.767cm" svg:x="1.5cm" svg:y="1.5cm">
          <draw:text-box>
            <text:p><text:span text:style-name="T1">routing table</text:span><text:span text:style-name="T2"> für Knoten 103220</text:span></text:p>
          </draw:text-box>
        </draw:frame>
        <draw:custom-shape draw:style-name="gr2" draw:text-style-name="P3" draw:layer="layout" svg:width="1.5cm" svg:height="0.5cm" svg:x="2.3cm" svg:y="2.31cm">
          <text:p text:style-name="P3">03112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0.5cm" svg:x="3.8cm" svg:y="2.31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0.5cm" svg:x="5.3cm" svg:y="2.31cm">
          <text:p text:style-name="P3">20130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0.5cm" svg:x="6.8cm" svg:y="2.31cm">
          <text:p text:style-name="P3">31220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0.5cm" svg:x="2.3cm" svg:y="2.81cm">
          <text:p text:style-name="P3">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0.5cm" svg:x="3.8cm" svg:y="2.81cm">
          <text:p text:style-name="P3">11000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0.5cm" svg:x="5.3cm" svg:y="2.81cm">
          <text:p text:style-name="P3">12013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0.5cm" svg:x="6.8cm" svg:y="2.81cm">
          <text:p text:style-name="P3">13201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0.5cm" svg:x="2.3cm" svg:y="3.31cm">
          <text:p text:style-name="P3">10022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0.5cm" svg:x="3.8cm" svg:y="3.31cm">
          <text:p text:style-name="P3">10120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0.5cm" svg:x="5.3cm" svg:y="3.31cm">
          <text:p text:style-name="P3">10230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0.5cm" svg:x="6.8cm" svg:y="3.31cm">
          <text:p text:style-name="P3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0.5cm" svg:x="2.3cm" svg:y="3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0.5cm" svg:x="3.8cm" svg:y="3.81cm">
          <text:p text:style-name="P3">10311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0.5cm" svg:x="5.3cm" svg:y="3.81cm">
          <text:p text:style-name="P3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0.5cm" svg:x="6.8cm" svg:y="3.81cm">
          <text:p text:style-name="P3">10330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0.5cm" svg:x="2.3cm" svg:y="4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0.5cm" svg:x="3.8cm" svg:y="4.31cm">
          <text:p text:style-name="P3">10321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0.5cm" svg:x="5.3cm" svg:y="4.31cm">
          <text:p text:style-name="P3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0.5cm" svg:x="6.8cm" svg:y="4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0.5cm" svg:x="2.3cm" svg:y="4.81cm">
          <text:p text:style-name="P3">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0.5cm" svg:x="3.8cm" svg:y="4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0.5cm" svg:x="5.3cm" svg:y="4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0.5cm" svg:x="6.8cm" svg:y="4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5cm" svg:height="0.5cm" svg:x="1.8cm" svg:y="2.31cm">
          <text:p text:style-name="P5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5cm" svg:height="0.5cm" svg:x="1.8cm" svg:y="2.81cm">
          <text:p text:style-name="P5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5cm" svg:height="0.5cm" svg:x="1.8cm" svg:y="3.31cm">
          <text:p text:style-name="P5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5cm" svg:height="0.5cm" svg:x="1.8cm" svg:y="3.81cm">
          <text:p text:style-name="P5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5cm" svg:height="0.5cm" svg:x="1.8cm" svg:y="4.31cm">
          <text:p text:style-name="P5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5cm" svg:height="0.5cm" svg:x="1.8cm" svg:y="4.81cm">
          <text:p text:style-name="P5"><text:span text:style-name="T3">5</text:span></text:p>
          <draw:enhanced-geometry svg:viewBox="0 0 21600 21600" draw:type="rectangle" draw:enhanced-path="M 0 0 L 21600 0 21600 21600 0 21600 0 0 Z N"/>
        </draw:custom-shape>
        <draw:line draw:style-name="gr3" draw:text-style-name="P7" draw:layer="layout" svg:x1="15.379cm" svg:y1="3.5cm" svg:x2="12.6cm" svg:y2="3.5cm">
          <text:p/>
        </draw:line>
        <draw:line draw:style-name="gr3" draw:text-style-name="P7" draw:layer="layout" svg:x1="9.389cm" svg:y1="3.493cm" svg:x2="12.1cm" svg:y2="3.5cm">
          <text:p/>
        </draw:line>
        <draw:custom-shape draw:style-name="gr2" draw:text-style-name="P3" draw:layer="layout" svg:width="1.5cm" svg:height="0.5cm" svg:x="9.4cm" svg:y="4.31cm">
          <text:p text:style-name="P3">03112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0.5cm" svg:x="10.9cm" svg:y="4.31cm">
          <text:p text:style-name="P3">31220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0.5cm" svg:x="12.4cm" svg:y="4.31cm">
          <text:p text:style-name="P3">12013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0.5cm" svg:x="13.9cm" svg:y="4.31cm">
          <text:p text:style-name="P3">101203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hannes Held</meta:initial-creator>
    <meta:creation-date>2010-04-14T15:09:21</meta:creation-date>
    <meta:generator>OpenOffice.org/3.2$Unix OpenOffice.org_project/320m12$Build-9483</meta:generator>
    <dc:date>2010-04-14T15:53:53</dc:date>
    <dc:creator>Johannes Held</dc:creator>
    <meta:editing-duration>PT00H44M32S</meta:editing-duration>
    <meta:editing-cycles>4</meta:editing-cycles>
    <meta:document-statistic meta:object-count="47"/>
  </office:meta>
</office:document-meta>
</file>